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5cm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6" style:family="graphic" style:parent-style-name="objectwithoutfill">
      <style:graphic-properties svg:stroke-width="0.1cm" svg:stroke-color="#00a933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45cm" svg:height="0.962cm" svg:x="7.3cm" svg:y="1.8cm">
          <draw:text-box>
            <text:p>Landwirt</text:p>
          </draw:text-box>
        </draw:frame>
        <draw:frame draw:style-name="gr2" draw:text-style-name="P3" draw:layer="layout" svg:width="6.043cm" svg:height="1.673cm" svg:x="0cm" svg:y="5.2cm">
          <draw:text-box>
            <text:p text:style-name="P2"><text:span text:style-name="T1">KB </text:span></text:p>
            <text:p text:style-name="P2"><text:span text:style-name="T1">Organisationen (KBO)</text:span></text:p>
          </draw:text-box>
        </draw:frame>
        <draw:frame draw:style-name="gr3" draw:text-style-name="P1" draw:layer="layout" svg:width="5.5cm" svg:height="1.8cm" svg:x="11.6cm" svg:y="5.1cm">
          <draw:text-box>
            <text:p>Tierverkehrs-</text:p>
            <text:p>datenbank (TVD)</text:p>
          </draw:text-box>
        </draw:frame>
        <draw:frame draw:style-name="gr1" draw:text-style-name="P1" draw:layer="layout" svg:width="3.245cm" svg:height="0.962cm" svg:x="11.4cm" svg:y="8.8cm">
          <draw:text-box>
            <text:p>Suisselab</text:p>
          </draw:text-box>
        </draw:frame>
        <draw:frame draw:style-name="gr4" draw:text-style-name="P1" draw:layer="layout" svg:width="6.238cm" svg:height="0.962cm" svg:x="1.2cm" svg:y="9.4cm">
          <draw:text-box>
            <text:p>Zuchtorganisationen</text:p>
          </draw:text-box>
        </draw:frame>
        <draw:frame draw:style-name="gr5" draw:text-style-name="P1" draw:layer="layout" svg:width="2.826cm" svg:height="0.962cm" svg:x="1.274cm" svg:y="10.238cm">
          <draw:text-box>
            <text:p>Qualitas</text:p>
          </draw:text-box>
        </draw:frame>
        <draw:line draw:style-name="gr6" draw:text-style-name="P4" draw:layer="layout" svg:x1="4cm" svg:y1="5.2cm" svg:x2="7.5cm" svg:y2="2.6cm">
          <text:p/>
        </draw:line>
        <draw:line draw:style-name="gr6" draw:text-style-name="P4" draw:layer="layout" svg:x1="11.9cm" svg:y1="5.2cm" svg:x2="10.4cm" svg:y2="2.6cm">
          <text:p/>
        </draw:line>
        <draw:line draw:style-name="gr6" draw:text-style-name="P4" draw:layer="layout" svg:x1="4.3cm" svg:y1="9.5cm" svg:x2="8.5cm" svg:y2="2.7cm">
          <text:p/>
        </draw:line>
        <draw:line draw:style-name="gr6" draw:text-style-name="P4" draw:layer="layout" svg:x1="11.8cm" svg:y1="8.8cm" svg:x2="9.6cm" svg:y2="2.7cm">
          <text:p/>
        </draw:line>
        <draw:line draw:style-name="gr7" draw:text-style-name="P4" draw:layer="layout" svg:x1="11.8cm" svg:y1="6.6cm" svg:x2="7.2cm" svg:y2="9.8cm">
          <text:p/>
        </draw:line>
        <draw:line draw:style-name="gr8" draw:text-style-name="P4" draw:layer="layout" svg:x1="11.6cm" svg:y1="9.3cm" svg:x2="7.201cm" svg:y2="10.1cm">
          <text:p/>
        </draw:line>
        <draw:line draw:style-name="gr8" draw:text-style-name="P4" draw:layer="layout" svg:x1="3cm" svg:y1="6.7cm" svg:x2="3cm" svg:y2="9.4cm">
          <text:p/>
        </draw:line>
        <draw:line draw:style-name="gr8" draw:text-style-name="P4" draw:layer="layout" svg:x1="5.3cm" svg:y1="5.8cm" svg:x2="11.7cm" svg:y2="5.8cm">
          <text:p/>
        </draw:line>
        <draw:frame draw:style-name="gr9" draw:text-style-name="P1" draw:layer="layout" svg:width="12.724cm" svg:height="0.962cm" svg:x="1cm" svg:y="0.5cm">
          <draw:text-box>
            <text:p>Beispiel Milchrinderzucht</text:p>
          </draw:text-box>
        </draw:frame>
        <draw:frame draw:style-name="gr10" draw:text-style-name="P5" draw:layer="layout" svg:width="5.3cm" svg:height="1.1cm" svg:x="12.3cm" svg:y="10.7cm">
          <draw:text-box>
            <text:p><text:span text:style-name="T2">KB: Künstliche Besamung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26T16:27:08.983822060</dc:date>
    <meta:editing-duration>PT14M3S</meta:editing-duration>
    <meta:editing-cycles>9</meta:editing-cycles>
    <meta:generator>LibreOffice/6.1.2.1$MacOSX_X86_64 LibreOffice_project/65905a128db06ba48db947242809d14d3f9a93fe</meta:generator>
    <meta:document-statistic meta:object-count="16"/>
  </office:meta>
</office:document-meta>
</file>